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1" svg:font-family="Calibri"/>
    <style:font-face style:name="Calibri" svg:font-family="Calibri"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0.8925in"/>
    </style:style>
    <style:style style:name="co7" style:family="table-column">
      <style:table-column-properties fo:break-before="auto" style:column-width="1.728in"/>
    </style:style>
    <style:style style:name="co4" style:family="table-column">
      <style:table-column-properties fo:break-before="auto" style:column-width="1.739in"/>
    </style:style>
    <style:style style:name="co5" style:family="table-column">
      <style:table-column-properties fo:break-before="auto" style:column-width="5.1453in"/>
    </style:style>
    <style:style style:name="co6" style:family="table-column">
      <style:table-column-properties fo:break-before="auto" style:column-width="0.1984in"/>
    </style:style>
    <style:style style:name="co8" style:family="table-column">
      <style:table-column-properties fo:break-before="auto" style:column-width="3.4299in"/>
    </style:style>
    <style:style style:name="co9" style:family="table-column">
      <style:table-column-properties fo:break-before="auto" style:column-width="1.6717in"/>
    </style:style>
    <style:style style:name="ro9" style:family="table-row">
      <style:table-row-properties style:row-height="0.2453in" fo:break-before="auto" style:use-optimal-row-height="true"/>
    </style:style>
    <style:style style:name="ro10" style:family="table-row">
      <style:table-row-properties style:row-height="0.2118in" fo:break-before="auto" style:use-optimal-row-height="true"/>
    </style:style>
    <style:style style:name="ro11" style:family="table-row">
      <style:table-row-properties style:row-height="0.1783in" fo:break-before="auto" style:use-optimal-row-height="true"/>
    </style:style>
    <style:style style:name="ro4" style:family="table-row">
      <style:table-row-properties style:row-height="0.5591in" fo:break-before="auto" style:use-optimal-row-height="false"/>
    </style:style>
    <style:style style:name="ro5" style:family="table-row">
      <style:table-row-properties style:row-height="0.7665in" fo:break-before="auto" style:use-optimal-row-height="false"/>
    </style:style>
    <style:style style:name="ro6" style:family="table-row">
      <style:table-row-properties style:row-height="0.6937in" fo:break-before="auto" style:use-optimal-row-height="false"/>
    </style:style>
    <style:style style:name="ro7" style:family="table-row">
      <style:table-row-properties style:row-height="0.7146in" fo:break-before="auto" style:use-optimal-row-height="false"/>
    </style:style>
    <style:style style:name="ro8" style:family="table-row">
      <style:table-row-properties style:row-height="0.3in" fo:break-before="auto" style:use-optimal-row-height="false"/>
    </style:style>
    <style:style style:name="ro12" style:family="table-row">
      <style:table-row-properties style:row-height="0.611in" fo:break-before="auto" style:use-optimal-row-height="true"/>
    </style:style>
    <style:style style:name="ro13" style:family="table-row">
      <style:table-row-properties style:row-height="0.4972in" fo:break-before="auto" style:use-optimal-row-height="true"/>
    </style:style>
    <style:style style:name="ro14" style:family="table-row">
      <style:table-row-properties style:row-height="0.4866in" fo:break-before="auto" style:use-optimal-row-height="false"/>
    </style:style>
    <style:style style:name="ro15" style:family="table-row">
      <style:table-row-properties style:row-height="0.5283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text-style style:name="N100">
      <number:text-content/>
    </number:text-style>
    <style:style style:name="ce20" style:family="table-cell" style:parent-style-name="Default" style:data-style-name="N0">
      <style:table-cell-properties fo:background-color="#ffcc99" fo:border="0.0008in solid #000000" style:vertical-align="automatic"/>
      <style:text-properties fo:color="#ff0000" style:font-name="Calibri" fo:font-size="14pt" fo:font-weight="bold" style:font-name-asian="Calibri1" style:font-size-asian="14pt" style:font-weight-asian="bold" style:font-name-complex="Calibri1" style:font-size-complex="14pt" style:font-weight-complex="bold"/>
    </style:style>
    <style:style style:name="ce21" style:family="table-cell" style:parent-style-name="Default" style:data-style-name="N0">
      <style:table-cell-properties fo:border="0.0008in solid #000000" style:vertical-align="automatic"/>
      <style:text-properties style:font-name="Calibri" fo:font-size="12pt" style:font-name-asian="Calibri1" style:font-size-asian="12pt" style:font-name-complex="Calibri1" style:font-size-complex="12pt"/>
    </style:style>
    <style:style style:name="ce14" style:family="table-cell" style:parent-style-name="Default" style:data-style-name="N0"/>
    <style:style style:name="ce4" style:family="table-cell" style:parent-style-name="Default" style:data-style-name="N0">
      <style:table-cell-properties fo:border="0.028in solid #008000" style:vertical-align="automatic"/>
      <style:text-properties style:font-name="Calibri" fo:font-size="14pt" style:font-name-asian="Calibri1" style:font-size-asian="14pt" style:font-name-complex="Calibri1" style:font-size-complex="14pt"/>
    </style:style>
    <style:style style:name="ce5" style:family="table-cell" style:parent-style-name="Default" style:data-style-name="N0">
      <style:table-cell-properties fo:border-bottom="none" fo:border-left="0.028in solid #008000" fo:border-right="0.028in solid #008000" fo:border-top="0.028in solid #008000" style:vertical-align="automatic"/>
      <style:text-properties style:font-name="Calibri" fo:font-size="14pt" style:font-name-asian="Calibri1" style:font-size-asian="14pt" style:font-name-complex="Calibri1" style:font-size-complex="14pt"/>
    </style:style>
    <style:style style:name="ce6" style:family="table-cell" style:parent-style-name="Default" style:data-style-name="N0">
      <style:table-cell-properties fo:border="0.028in solid #008000" style:vertical-align="automatic"/>
      <style:text-properties style:font-name="Calibri" fo:font-size="14pt" style:text-underline-style="solid" style:text-underline-width="auto" style:text-underline-color="font-color" style:font-name-asian="Calibri1" style:font-size-asian="14pt" style:font-name-complex="Calibri1" style:font-size-complex="14pt"/>
    </style:style>
    <style:style style:name="ce7" style:family="table-cell" style:parent-style-name="Default" style:data-style-name="N0">
      <style:table-cell-properties style:text-align-source="fix" style:repeat-content="false" fo:border="0.028in solid #008000" style:vertical-align="automatic"/>
      <style:paragraph-properties fo:text-align="start" fo:margin-left="0in"/>
      <style:text-properties style:font-name="Calibri" fo:font-size="14pt" style:font-name-asian="Calibri1" style:font-size-asian="14pt" style:font-name-complex="Calibri1" style:font-size-complex="14pt"/>
    </style:style>
    <style:style style:name="ce8" style:family="table-cell" style:parent-style-name="Default" style:data-style-name="N0">
      <style:table-cell-properties style:text-align-source="fix" style:repeat-content="false" fo:wrap-option="wrap" fo:border="0.028in solid #008000" style:vertical-align="top"/>
      <style:paragraph-properties fo:text-align="start" fo:margin-left="0in"/>
      <style:text-properties style:font-name="Calibri" fo:font-size="14pt" style:font-name-asian="Calibri1" style:font-size-asian="14pt" style:font-name-complex="Calibri1" style:font-size-complex="14pt"/>
    </style:style>
    <style:style style:name="ce9" style:family="table-cell" style:parent-style-name="Default" style:data-style-name="N0">
      <style:table-cell-properties fo:border-bottom="none" style:text-align-source="fix" style:repeat-content="false" fo:wrap-option="wrap" fo:border-left="0.028in solid #008000" fo:border-right="0.028in solid #008000" fo:border-top="0.028in solid #008000" style:vertical-align="top"/>
      <style:paragraph-properties fo:text-align="start" fo:margin-left="0in"/>
      <style:text-properties style:font-name="Calibri" fo:font-size="14pt" style:font-name-asian="Calibri1" style:font-size-asian="14pt" style:font-name-complex="Calibri1" style:font-size-complex="14pt"/>
    </style:style>
    <style:style style:name="ce10" style:family="table-cell" style:parent-style-name="Default" style:data-style-name="N0">
      <style:table-cell-properties fo:border-bottom="none" fo:border-left="none" fo:border-right="none" fo:border-top="0.028in solid #008000" style:vertical-align="automatic"/>
      <style:text-properties style:font-name="Calibri" fo:font-size="14pt" style:font-name-asian="Calibri1" style:font-size-asian="14pt" style:font-name-complex="Calibri1" style:font-size-complex="14pt"/>
    </style:style>
    <style:style style:name="ce11" style:family="table-cell" style:parent-style-name="Default" style:data-style-name="N0">
      <style:table-cell-properties style:vertical-align="automatic"/>
      <style:text-properties style:font-name="Calibri" fo:font-size="14pt" style:font-name-asian="Calibri1" style:font-size-asian="14pt" style:font-name-complex="Calibri1" style:font-size-complex="14pt"/>
    </style:style>
    <style:style style:name="ce12" style:family="table-cell" style:parent-style-name="Default" style:data-style-name="N0">
      <style:table-cell-properties style:vertical-align="automatic"/>
      <style:text-properties style:font-name="Calibri" style:font-name-asian="Calibri1" style:font-name-complex="Calibri1"/>
    </style:style>
    <style:style style:name="ce13" style:family="table-cell" style:parent-style-name="Default" style:data-style-name="N0">
      <style:table-cell-properties fo:background-color="#ffcc99" style:text-align-source="fix" style:repeat-content="false" fo:wrap-option="wrap" fo:border="0.0008in solid #000000" style:vertical-align="middle"/>
      <style:paragraph-properties fo:text-align="start" fo:margin-left="0in"/>
      <style:text-properties fo:color="#ff0000" style:font-name="Calibri" fo:font-size="14pt" fo:font-weight="bold" style:font-name-asian="Calibri1" style:font-size-asian="14pt" style:font-weight-asian="bold" style:font-name-complex="Calibri1" style:font-size-complex="14pt" style:font-weight-complex="bold"/>
    </style:style>
    <style:style style:name="ce15" style:family="table-cell" style:parent-style-name="Default" style:data-style-name="N1">
      <style:table-cell-properties style:text-align-source="fix" style:repeat-content="false" fo:border="0.0008in solid #000000" style:vertical-align="automatic"/>
      <style:paragraph-properties fo:text-align="center"/>
    </style:style>
    <style:style style:name="ce16" style:family="table-cell" style:parent-style-name="Default" style:data-style-name="N0">
      <style:table-cell-properties fo:border-bottom="0.0008in solid #000000" fo:background-color="transparent" fo:wrap-option="wrap" fo:border-left="none" fo:border-right="none" fo:border-top="none" style:vertical-align="top"/>
      <style:text-properties fo:color="#ff0000" style:font-name="Calibri" fo:font-size="12pt" fo:font-weight="bold" style:font-name-asian="Calibri1" style:font-size-asian="12pt" style:font-weight-asian="bold" style:font-name-complex="Calibri1" style:font-size-complex="12pt" style:font-weight-complex="bold"/>
    </style:style>
    <style:style style:name="ce17" style:family="table-cell" style:parent-style-name="Default" style:data-style-name="N0">
      <style:table-cell-properties style:text-align-source="fix" style:repeat-content="false" fo:wrap-option="wrap" fo:border="0.0008in solid #000000" style:vertical-align="automatic"/>
      <style:paragraph-properties fo:text-align="start" fo:margin-left="0in"/>
    </style:style>
    <style:style style:name="ce18" style:family="table-cell" style:parent-style-name="Default" style:data-style-name="N0">
      <style:table-cell-properties style:text-align-source="fix" style:repeat-content="false" fo:border="0.0008in solid #000000" style:vertical-align="automatic"/>
      <style:paragraph-properties fo:text-align="start" fo:margin-left="0in"/>
    </style:style>
    <style:style style:name="ce19" style:family="table-cell" style:parent-style-name="Default" style:data-style-name="N100">
      <style:table-cell-properties style:text-align-source="fix" style:repeat-content="false" fo:border="0.0008in solid #000000" style:vertical-align="automatic"/>
      <style:paragraph-properties fo:text-align="start" fo:margin-left="0in"/>
    </style:style>
    <style:style style:name="ce22" style:family="table-cell" style:parent-style-name="Hyperlink" style:data-style-name="N100">
      <style:table-cell-properties fo:border-bottom="none" style:text-align-source="fix" style:repeat-content="false" fo:border-left="0.0008in solid #000000" fo:border-right="0.0008in solid #000000" fo:border-top="none" style:vertical-align="automatic"/>
      <style:paragraph-properties fo:text-align="start" fo:margin-left="0in"/>
      <style:text-properties fo:color="#0563c1" style:text-underline-style="solid" style:text-underline-width="auto" style:text-underline-color="font-color"/>
    </style:style>
    <style:style style:name="ce23" style:family="table-cell" style:parent-style-name="Hyperlink" style:data-style-name="N100">
      <style:table-cell-properties style:text-align-source="fix" style:repeat-content="false" fo:border="0.0008in solid #000000" style:vertical-align="automatic"/>
      <style:paragraph-properties fo:text-align="start" fo:margin-left="0in"/>
      <style:text-properties fo:color="#0563c1" style:text-underline-style="solid" style:text-underline-width="auto" style:text-underline-color="font-color"/>
    </style:style>
    <style:style style:name="ce24" style:family="table-cell" style:parent-style-name="Default" style:data-style-name="N117">
      <style:table-cell-properties style:text-align-source="fix" style:repeat-content="false" fo:border="0.0008in solid #000000" style:vertical-align="automatic"/>
      <style:paragraph-properties fo:text-align="center"/>
    </style:style>
    <style:style style:name="ce25" style:family="table-cell" style:parent-style-name="Default" style:data-style-name="N0">
      <style:table-cell-properties fo:wrap-option="wrap" style:vertical-align="automatic"/>
    </style:style>
  </office:automatic-styles>
  <office:body>
    <office:spreadsheet>
      <table:content-validations>
        <table:content-validation table:name="val1" table:condition="of:cell-content-is-in-list(&quot;Sequence&quot;;&quot;Random&quot;)" table:allow-empty-cell="false" table:display-list="unsorted" table:base-cell-address="Config.A1">
          <table:error-message table:message-type="stop" table:title="Invalid Entry" table:display="true">
            <text:p>Please, choose one form the drop down list.</text:p>
          </table:error-message>
        </table:content-validation>
        <table:content-validation table:name="val2" table:condition="of:cell-content-is-in-list(&quot;All Students&quot;;&quot;White List&quot;;&quot;Black List&quot;)" table:allow-empty-cell="true" table:display-list="unsorted" table:base-cell-address="Config.A1">
          <table:error-message table:message-type="stop" table:title="Invalid Entry" table:display="true">
            <text:p>Please choose one from the Drop-down list</text:p>
          </table:error-message>
        </table:content-validation>
        <table:content-validation table:name="val3" table:condition="of:cell-content-is-in-list(&quot;Exam Level&quot;;&quot;Question Level&quot;)" table:allow-empty-cell="true" table:display-list="unsorted" table:base-cell-address="Config.A1">
          <table:error-message table:message-type="stop" table:title="Invalid Entry" table:display="true">
            <text:p>Please, choose one from the Drop-down list</text:p>
          </table:error-message>
        </table:content-validation>
        <table:content-validation table:name="val4" table:condition="of:cell-content-is-in-list(&quot;Multiple Choice&quot;;&quot;Blank Field&quot;)" table:allow-empty-cell="false" table:display-list="unsorted" table:base-cell-address="Config.A1">
          <table:help-message table:display="true"/>
          <table:error-message table:message-type="stop" table:display="true"/>
        </table:content-validation>
        <table:content-validation table:name="val5" table:condition="of:cell-content-is-decimal-number() and cell-content()&gt;=0" table:allow-empty-cell="true" table:base-cell-address="Config.A1">
          <table:error-message table:message-type="stop" table:title="Wrong Mark" table:display="true">
            <text:p>The value should be 0 or more.</text:p>
            <text:p>non-Numeric values are not accepted.</text:p>
          </table:error-message>
        </table:content-validation>
        <table:content-validation table:name="val6" table:condition="of:cell-content-is-decimal-number() and cell-content()&gt;=0" table:allow-empty-cell="true" table:base-cell-address="Config.A1">
          <table:help-message table:display="true"/>
          <table:error-message table:message-type="stop" table:title="Wrong Time" table:display="true">
            <text:p>This property is mandatory if the exam mode is set to 'Question Level'.</text:p>
            <text:p>put the value (in minutes) to be accepted</text:p>
          </table:error-message>
        </table:content-validation>
      </table:content-validations>
      <table:table table:name="Config" table:style-name="ta1" table:print="false">
        <table:table-column table:style-name="co4" table:default-cell-style-name="ce4"/>
        <table:table-column table:style-name="co2" table:default-cell-style-name="ce7"/>
        <table:table-column table:style-name="co5" table:default-cell-style-name="ce11"/>
        <table:table-row table:style-name="ro4">
          <table:table-cell office:value-type="string">
            <text:p>sharing folder</text:p>
          </table:table-cell>
          <table:table-cell table:style-name="ce6" office:value-type="string">
            <text:p><text:a xlink:href="../../../../../../../../../../resources">\\localhost\resources</text:a></text:p>
          </table:table-cell>
          <table:table-cell table:style-name="ce8" office:value-type="string">
            <text:p>this folder should have images that needed in any question</text:p>
          </table:table-cell>
        </table:table-row>
        <table:table-row table:style-name="ro5">
          <table:table-cell office:value-type="string">
            <text:p>Order of Questions</text:p>
          </table:table-cell>
          <table:table-cell table:style-name="ce4" table:content-validation-name="val1" office:value-type="string">
            <text:p>Random</text:p>
          </table:table-cell>
          <table:table-cell table:style-name="ce8" table:formula="of:=IF([.B2]=&quot;Sequence&quot;;&quot;All student will beg all qestions in the same order.&quot;;&quot;Each student will get different order of questions randomly.&quot;&amp;&quot;This option is good to avoid cheating.&quot;)" office:value-type="string" office:string-value="Each student will get different order of questions randomly.This option is good to avoid cheating.">
            <text:p>Each student will get different order of questions randomly.This option is good to avoid cheating.</text:p>
          </table:table-cell>
        </table:table-row>
        <table:table-row table:style-name="ro5">
          <table:table-cell office:value-type="string">
            <text:p>White/Black List</text:p>
          </table:table-cell>
          <table:table-cell table:style-name="ce4" table:content-validation-name="val2" office:value-type="string">
            <text:p>All Students</text:p>
          </table:table-cell>
          <table:table-cell table:style-name="ce8" table:formula="of:=IF([.B3]=&quot;All Students&quot;;&quot;Any student is allowed to join the exam&quot;;IF([.B3]=&quot;White List&quot;;&quot;Only Students who has listed in 'BlackWhite List' Sheet is allowed to join exam. Otherwise they will be rejected.&quot;;&quot;Only Students who has listed in 'BlackWhite List' Sheet is NOT allowed to join exam. Thus, any other student can join the exam.&quot;))" office:value-type="string" office:string-value="Any student is allowed to join the exam">
            <text:p>Any student is allowed to join the exam</text:p>
          </table:table-cell>
        </table:table-row>
        <table:table-row table:style-name="ro6">
          <table:table-cell office:value-type="string">
            <text:p>Timing Type</text:p>
          </table:table-cell>
          <table:table-cell table:style-name="ce4" table:content-validation-name="val3" office:value-type="string">
            <text:p>Exam Level</text:p>
          </table:table-cell>
          <table:table-cell table:style-name="ce8" table:formula="of:=IF([.B4]=&quot;Exam Level&quot;;&quot;Specify the total time to be the time limit of the whole exam&quot;;&quot;Secify time limit of each question in the [Questions] sheet&quot;&amp;&quot;. This mode will not allow student to review his answer after he moves to the next question. If the question time is expiered then the application will move the student into next question automatically.&quot;)" office:value-type="string" office:string-value="Specify the total time to be the time limit of the whole exam">
            <text:p>Specify the total time to be the time limit of the whole exam</text:p>
          </table:table-cell>
        </table:table-row>
        <table:table-row table:style-name="ro7">
          <table:table-cell office:value-type="string">
            <text:p>Exam Time(Min)</text:p>
          </table:table-cell>
          <table:table-cell office:value-type="float" office:value="45">
            <text:p>45</text:p>
          </table:table-cell>
          <table:table-cell table:style-name="ce9" office:value-type="string">
            <text:p>this option will be ignored if you choose "Question Level" of Timing Type</text:p>
          </table:table-cell>
        </table:table-row>
        <table:table-row table:style-name="ro8">
          <table:table-cell table:style-name="ce5" office:value-type="string">
            <text:p>MS protect pass.</text:p>
          </table:table-cell>
          <table:table-cell office:value-type="float" office:value="123">
            <text:p>123</text:p>
          </table:table-cell>
          <table:table-cell table:style-name="ce10"/>
        </table:table-row>
        <table:table-row table:style-name="ro8">
          <table:table-cell office:value-type="string">
            <text:p>Course ID</text:p>
          </table:table-cell>
          <table:table-cell office:value-type="string">
            <text:p>IT100</text:p>
          </table:table-cell>
          <table:table-cell/>
        </table:table-row>
        <table:table-row table:style-name="ro8">
          <table:table-cell office:value-type="string">
            <text:p>Course Name</text:p>
          </table:table-cell>
          <table:table-cell office:value-type="string">
            <text:p>Computer Skills</text:p>
          </table:table-cell>
          <table:table-cell/>
        </table:table-row>
        <table:table-row table:style-name="ro8">
          <table:table-cell office:value-type="string">
            <text:p>Section</text:p>
          </table:table-cell>
          <table:table-cell office:value-type="float" office:value="1">
            <text:p>1</text:p>
          </table:table-cell>
          <table:table-cell/>
        </table:table-row>
        <table:table-row table:style-name="ro8">
          <table:table-cell office:value-type="string">
            <text:p>Year</text:p>
          </table:table-cell>
          <table:table-cell office:value-type="float" office:value="2016">
            <text:p>2016</text:p>
          </table:table-cell>
          <table:table-cell/>
        </table:table-row>
        <table:table-row table:style-name="ro8">
          <table:table-cell office:value-type="string">
            <text:p>Semester</text:p>
          </table:table-cell>
          <table:table-cell office:value-type="string">
            <text:p>Fall</text:p>
          </table:table-cell>
          <table:table-cell/>
        </table:table-row>
        <table:table-row table:style-name="ro8">
          <table:table-cell office:value-type="string">
            <text:p>Title</text:p>
          </table:table-cell>
          <table:table-cell office:value-type="string">
            <text:p>2nd MidTerm</text:p>
          </table:table-cell>
          <table:table-cell/>
        </table:table-row>
      </table:table>
      <table:table table:name="Questions" table:style-name="ta1" table:print="false">
        <table:table-column table:style-name="co6" table:default-cell-style-name="ce15"/>
        <table:table-column table:style-name="co8" table:default-cell-style-name="ce17"/>
        <table:table-column table:style-name="co2" table:default-cell-style-name="ce18"/>
        <table:table-column table:style-name="co2" table:number-columns-repeated="7" table:default-cell-style-name="ce19"/>
        <table:table-column table:style-name="co2" table:number-columns-repeated="2" table:default-cell-style-name="ce24"/>
        <table:table-row table:style-name="ro12">
          <table:table-cell table:style-name="ce12"/>
          <table:table-cell table:style-name="ce16" office:value-type="string" table:number-columns-spanned="11" table:number-rows-spanned="1">
            <text:p>NOTE:</text:p>
            <text:p><text:s/>- If the Type is "Multiple Choice" then the Correct answer is always "A" (at the exam time, choices will be shuffled and unmarked).</text:p>
            <text:p><text:s/>- if the type is "Blank Field". then any choice of A,B,C,D,E, and F is an acceptable answer (note that eQuiz is ign</text:p>
          </table:table-cell>
          <table:covered-table-cell table:number-columns-repeated="10" table:style-name="ce14"/>
        </table:table-row>
        <table:table-row table:style-name="ro13">
          <table:table-cell table:style-name="ce13" office:value-type="string">
            <text:p>#</text:p>
          </table:table-cell>
          <table:table-cell table:style-name="ce13" office:value-type="string">
            <text:p>Question</text:p>
          </table:table-cell>
          <table:table-cell table:style-name="ce13" office:value-type="string">
            <text:p>Type</text:p>
          </table:table-cell>
          <table:table-cell table:style-name="ce13" office:value-type="string">
            <text:p>A(Ans.)</text:p>
          </table:table-cell>
          <table:table-cell table:style-name="ce13" office:value-type="string">
            <text:p>B</text:p>
          </table:table-cell>
          <table:table-cell table:style-name="ce13" office:value-type="string">
            <text:p>C</text:p>
          </table:table-cell>
          <table:table-cell table:style-name="ce13" office:value-type="string">
            <text:p>D</text:p>
          </table:table-cell>
          <table:table-cell table:style-name="ce13" office:value-type="string">
            <text:p>E</text:p>
          </table:table-cell>
          <table:table-cell table:style-name="ce13" office:value-type="string">
            <text:p>F</text:p>
          </table:table-cell>
          <table:table-cell table:style-name="ce13" office:value-type="string">
            <text:p>image</text:p>
          </table:table-cell>
          <table:table-cell table:style-name="ce13" office:value-type="string">
            <text:p>Mark</text:p>
          </table:table-cell>
          <table:table-cell table:style-name="ce13" office:value-type="string">
            <text:p>Time (Min.)</text:p>
          </table:table-cell>
        </table:table-row>
        <table:table-row table:style-name="ro14">
          <table:table-cell office:value-type="float" office:value="1">
            <text:p>1</text:p>
          </table:table-cell>
          <table:table-cell office:value-type="string">
            <text:p>On the following figure, what is the address of the cell that contains 30 as a value?</text:p>
          </table:table-cell>
          <table:table-cell table:content-validation-name="val4" office:value-type="string">
            <text:p>Multiple Choice</text:p>
          </table:table-cell>
          <table:table-cell office:value-type="string">
            <text:p>A</text:p>
          </table:table-cell>
          <table:table-cell office:value-type="string">
            <text:p>b7</text:p>
          </table:table-cell>
          <table:table-cell office:value-type="string">
            <text:p>B7</text:p>
          </table:table-cell>
          <table:table-cell office:value-type="string">
            <text:p>B</text:p>
          </table:table-cell>
          <table:table-cell office:value-type="string">
            <text:p>a2</text:p>
          </table:table-cell>
          <table:table-cell/>
          <table:table-cell table:style-name="ce22" office:value-type="string">
            <text:p><text:a xlink:href="../cell.png">cell.png</text:a></text:p>
          </table:table-cell>
          <table:table-cell table:content-validation-name="val5" office:value-type="float" office:value="1">
            <text:p>1.0</text:p>
          </table:table-cell>
          <table:table-cell table:content-validation-name="val6" office:value-type="float" office:value="0.5">
            <text:p>0.5</text:p>
          </table:table-cell>
        </table:table-row>
        <table:table-row table:style-name="ro14">
          <table:table-cell office:value-type="float" office:value="2">
            <text:p>2</text:p>
          </table:table-cell>
          <table:table-cell office:value-type="string">
            <text:p>Press on …..………….. to move to the next cell (the cell on the right the selected cell).</text:p>
          </table:table-cell>
          <table:table-cell table:content-validation-name="val4" office:value-type="string">
            <text:p>Multiple Choice</text:p>
          </table:table-cell>
          <table:table-cell office:value-type="string">
            <text:p>A</text:p>
          </table:table-cell>
          <table:table-cell office:value-type="string">
            <text:p>Shift key</text:p>
          </table:table-cell>
          <table:table-cell office:value-type="string">
            <text:p>Control key</text:p>
          </table:table-cell>
          <table:table-cell office:value-type="string">
            <text:p>Delete key</text:p>
          </table:table-cell>
          <table:table-cell office:value-type="string">
            <text:p>Enter key</text:p>
          </table:table-cell>
          <table:table-cell/>
          <table:table-cell table:style-name="ce23" office:value-type="string">
            <text:p><text:a xlink:href="../filter.png">filter.png</text:a></text:p>
          </table:table-cell>
          <table:table-cell table:content-validation-name="val5" office:value-type="float" office:value="1">
            <text:p>1.0</text:p>
          </table:table-cell>
          <table:table-cell table:content-validation-name="val6" office:value-type="float" office:value="10">
            <text:p>10.0</text:p>
          </table:table-cell>
        </table:table-row>
        <table:table-row table:style-name="ro14">
          <table:table-cell office:value-type="float" office:value="3">
            <text:p>3</text:p>
          </table:table-cell>
          <table:table-cell office:value-type="string">
            <text:p>Suppose if you are using a value format of a cell. Let's say that the value cotains <text:s/>220.439 </text:p>
            <text:p>By using this code “#.00”; the result of <text:s/>presented value is: ………….</text:p>
          </table:table-cell>
          <table:table-cell table:content-validation-name="val4" office:value-type="string">
            <text:p>Blank Field</text:p>
          </table:table-cell>
          <table:table-cell office:value-type="string">
            <text:p>A</text:p>
          </table:table-cell>
          <table:table-cell table:number-columns-repeated="6"/>
          <table:table-cell table:content-validation-name="val5" office:value-type="float" office:value="1">
            <text:p>1.0</text:p>
          </table:table-cell>
          <table:table-cell table:content-validation-name="val6" office:value-type="float" office:value="1">
            <text:p>1.0</text:p>
          </table:table-cell>
        </table:table-row>
        <table:table-row table:style-name="ro14">
          <table:table-cell office:value-type="float" office:value="4">
            <text:p>4</text:p>
          </table:table-cell>
          <table:table-cell office:value-type="string">
            <text:p>What is the Format “Date Style” of a cell contains “25-12-2015” to be presented as “Fri, 25 December-2015”</text:p>
          </table:table-cell>
          <table:table-cell table:content-validation-name="val4" office:value-type="string">
            <text:p>Multiple Choice</text:p>
          </table:table-cell>
          <table:table-cell office:value-type="string">
            <text:p>A</text:p>
          </table:table-cell>
          <table:table-cell office:value-type="string">
            <text:p>dd, dd MMMM-yyyy</text:p>
          </table:table-cell>
          <table:table-cell office:value-type="string">
            <text:p>ddd, dd MM-yyyy</text:p>
          </table:table-cell>
          <table:table-cell office:value-type="string">
            <text:p>ddd, dd MMM-yyyy</text:p>
          </table:table-cell>
          <table:table-cell office:value-type="string">
            <text:p>ddd, dd MMMM-yy</text:p>
          </table:table-cell>
          <table:table-cell office:value-type="string">
            <text:p>ddd, dd/MMMM/yyyy</text:p>
          </table:table-cell>
          <table:table-cell/>
          <table:table-cell table:content-validation-name="val5" office:value-type="float" office:value="1">
            <text:p>1.0</text:p>
          </table:table-cell>
          <table:table-cell table:content-validation-name="val6" office:value-type="float" office:value="1">
            <text:p>1.0</text:p>
          </table:table-cell>
        </table:table-row>
        <table:table-row table:style-name="ro14">
          <table:table-cell office:value-type="float" office:value="5">
            <text:p>5</text:p>
          </table:table-cell>
          <table:table-cell office:value-type="string">
            <text:p>Which one of the following is a Condition (Logical Excepression).</text:p>
          </table:table-cell>
          <table:table-cell table:content-validation-name="val4" office:value-type="string">
            <text:p>Blank Field</text:p>
          </table:table-cell>
          <table:table-cell office:value-type="string">
            <text:p>A</text:p>
          </table:table-cell>
          <table:table-cell office:value-type="string">
            <text:p>A1 * 2 - 2 / ( 5 * B1)</text:p>
          </table:table-cell>
          <table:table-cell office:value-type="string">
            <text:p>A1 &lt;&gt; B1 + 1</text:p>
          </table:table-cell>
          <table:table-cell office:value-type="string">
            <text:p>A1 =&lt; B1</text:p>
          </table:table-cell>
          <table:table-cell table:number-columns-repeated="3"/>
          <table:table-cell table:content-validation-name="val5" office:value-type="float" office:value="1">
            <text:p>1.0</text:p>
          </table:table-cell>
          <table:table-cell table:content-validation-name="val6" office:value-type="float" office:value="1">
            <text:p>1.0</text:p>
          </table:table-cell>
        </table:table-row>
      </table:table>
      <table:table table:name="BlackWhite_List" table:style-name="ta1" table:print="false">
        <table:table-column table:style-name="co2" table:number-columns-repeated="2" table:default-cell-style-name="ce21"/>
        <table:table-row table:style-name="ro9">
          <table:table-cell table:style-name="ce20" office:value-type="string">
            <text:p>ID</text:p>
          </table:table-cell>
          <table:table-cell table:style-name="ce20" office:value-type="string">
            <text:p>Name</text:p>
          </table:table-cell>
        </table:table-row>
        <table:table-row table:style-name="ro10">
          <table:table-cell office:value-type="string">
            <text:p>NBE102</text:p>
          </table:table-cell>
          <table:table-cell office:value-type="string">
            <text:p>salem</text:p>
          </table:table-cell>
        </table:table-row>
        <table:table-row table:style-name="ro10">
          <table:table-cell office:value-type="string">
            <text:p>NBE301</text:p>
          </table:table-cell>
          <table:table-cell office:value-type="string">
            <text:p>Ali</text:p>
          </table:table-cell>
        </table:table-row>
        <table:table-row table:style-name="ro10">
          <table:table-cell office:value-type="string">
            <text:p>NBE222</text:p>
          </table:table-cell>
          <table:table-cell office:value-type="string">
            <text:p>Kareem</text:p>
          </table:table-cell>
        </table:table-row>
      </table:table>
      <table:table table:name="Answers" table:style-name="ta1" table:print="false">
        <table:table-column table:style-name="co2" table:number-columns-repeated="11" table:default-cell-style-name="ce14"/>
        <table:table-column table:style-name="co9" table:default-cell-style-name="ce14"/>
        <table:table-column table:style-name="co2" table:number-columns-repeated="2" table:default-cell-style-name="ce14"/>
        <table:table-row table:style-name="ro11">
          <table:table-cell office:value-type="string">
            <text:p>ID</text:p>
          </table:table-cell>
          <table:table-cell office:value-type="string">
            <text:p>Name</text:p>
          </table:table-cell>
          <table:table-cell office:value-type="string">
            <text:p>Order</text:p>
          </table:table-cell>
          <table:table-cell office:value-type="string">
            <text:p>Q1</text:p>
          </table:table-cell>
          <table:table-cell office:value-type="string">
            <text:p>0.5</text:p>
          </table:table-cell>
          <table:table-cell office:value-type="string">
            <text:p>Q2</text:p>
          </table:table-cell>
          <table:table-cell office:value-type="string">
            <text:p>0.5</text:p>
          </table:table-cell>
          <table:table-cell office:value-type="string">
            <text:p>Q3</text:p>
          </table:table-cell>
          <table:table-cell office:value-type="string">
            <text:p>0.5</text:p>
          </table:table-cell>
          <table:table-cell office:value-type="string">
            <text:p>Q4</text:p>
          </table:table-cell>
          <table:table-cell office:value-type="string">
            <text:p>0.5</text:p>
          </table:table-cell>
          <table:table-cell office:value-type="string">
            <text:p>Q5</text:p>
          </table:table-cell>
          <table:table-cell office:value-type="string">
            <text:p>2.0</text:p>
          </table:table-cell>
          <table:table-cell office:value-type="string">
            <text:p>Total</text:p>
          </table:table-cell>
        </table:table-row>
        <table:table-row table:style-name="ro11">
          <table:table-cell office:value-type="string">
            <text:p>DDD2</text:p>
          </table:table-cell>
          <table:table-cell office:value-type="string">
            <text:p>ffe</text:p>
          </table:table-cell>
          <table:table-cell office:value-type="string">
            <text:p>1, 2, 3, 4, 5</text:p>
          </table:table-cell>
          <table:table-cell office:value-type="string">
            <text:p>Q1`0.5`DBAEC`B</text:p>
          </table:table-cell>
          <table:table-cell office:value-type="float" office:value="0">
            <text:p>0</text:p>
          </table:table-cell>
          <table:table-cell office:value-type="string">
            <text:p>Q2`0.5`DBECA`D</text:p>
          </table:table-cell>
          <table:table-cell office:value-type="float" office:value="0">
            <text:p>0</text:p>
          </table:table-cell>
          <table:table-cell office:value-type="string">
            <text:p>Q3`0.5`A`my notes</text:p>
          </table:table-cell>
          <table:table-cell office:value-type="float" office:value="0">
            <text:p>0</text:p>
          </table:table-cell>
          <table:table-cell office:value-type="string">
            <text:p>Q4`0.5`EADBC`A</text:p>
          </table:table-cell>
          <table:table-cell office:value-type="float" office:value="0.5">
            <text:p>0.5</text:p>
          </table:table-cell>
          <table:table-cell office:value-type="string">
            <text:p>Q5`2`</text:p>
          </table:table-cell>
          <table:table-cell office:value-type="float" office:value="0">
            <text:p>0</text:p>
          </table:table-cell>
          <table:table-cell table:formula="of:=SUMIF([.D2:.M2];  &quot;&gt;0&quot;)" office:value-type="float" office:value="0.5">
            <text:p>0.5</text:p>
          </table:table-cell>
        </table:table-row>
        <table:table-row table:style-name="ro15">
          <table:table-cell office:value-type="string">
            <text:p>OA0422</text:p>
          </table:table-cell>
          <table:table-cell office:value-type="string">
            <text:p>abdualrhman aljdaani</text:p>
          </table:table-cell>
          <table:table-cell office:value-type="string">
            <text:p>1, 2, 3, 4, 5</text:p>
          </table:table-cell>
          <table:table-cell office:value-type="string">
            <text:p>Q1`0.5`DECAB`E</text:p>
          </table:table-cell>
          <table:table-cell office:value-type="float" office:value="0">
            <text:p>0</text:p>
          </table:table-cell>
          <table:table-cell office:value-type="string">
            <text:p>Q2`0.5`ACEBD`A</text:p>
          </table:table-cell>
          <table:table-cell office:value-type="float" office:value="0.5">
            <text:p>0.5</text:p>
          </table:table-cell>
          <table:table-cell office:value-type="string">
            <text:p>Q3`0.5`A</text:p>
          </table:table-cell>
          <table:table-cell office:value-type="float" office:value="0">
            <text:p>0</text:p>
          </table:table-cell>
          <table:table-cell office:value-type="string">
            <text:p>Q4`0.5`ABDEC`A`my notes</text:p>
          </table:table-cell>
          <table:table-cell office:value-type="float" office:value="0.5">
            <text:p>0.5</text:p>
          </table:table-cell>
          <table:table-cell table:style-name="ce25" office:value-type="string">
            <text:p>Q5`2`1-select the text u wanna hyperlink</text:p>
            <text:p>2-then right click</text:p>
            <text:p>3- and choose the hyperlink then copy the link and put it there</text:p>
          </table:table-cell>
          <table:table-cell office:value-type="float" office:value="0">
            <text:p>0</text:p>
          </table:table-cell>
          <table:table-cell table:formula="of:=SUMIF([.D3:.M3];  &quot;&gt;0&quot;)" office:value-type="float" office:value="1">
            <text:p>1</text:p>
          </table:table-cell>
        </table:table-row>
        <table:table-row table:style-name="ro11">
          <table:table-cell office:value-type="string">
            <text:p>OBB125</text:p>
          </table:table-cell>
          <table:table-cell office:value-type="string">
            <text:p>hassan abdullah magboul</text:p>
          </table:table-cell>
          <table:table-cell office:value-type="string">
            <text:p>1, 2, 3, 4, 5</text:p>
          </table:table-cell>
          <table:table-cell office:value-type="string">
            <text:p>Q1`0.5`EBDAC`A</text:p>
          </table:table-cell>
          <table:table-cell office:value-type="float" office:value="0.5">
            <text:p>0.5</text:p>
          </table:table-cell>
          <table:table-cell office:value-type="string">
            <text:p>Q2`0.5`DCABE`A</text:p>
          </table:table-cell>
          <table:table-cell office:value-type="float" office:value="0.5">
            <text:p>0.5</text:p>
          </table:table-cell>
          <table:table-cell office:value-type="string">
            <text:p>Q3`0.5`A</text:p>
          </table:table-cell>
          <table:table-cell office:value-type="float" office:value="0.5">
            <text:p>0.5</text:p>
          </table:table-cell>
          <table:table-cell office:value-type="string">
            <text:p>Q4`0.5`CEBAD`A</text:p>
          </table:table-cell>
          <table:table-cell office:value-type="float" office:value="0.5">
            <text:p>0.5</text:p>
          </table:table-cell>
          <table:table-cell office:value-type="string">
            <text:p>Q5`2`A</text:p>
          </table:table-cell>
          <table:table-cell office:value-type="float" office:value="0">
            <text:p>0</text:p>
          </table:table-cell>
          <table:table-cell table:formula="of:=SUMIF([.D4:.M4];  &quot;&gt;0&quot;)" office:value-type="float" office:value="2">
            <text:p>2</text:p>
          </table:table-cell>
        </table:table-row>
        <table:table-row table:style-name="ro11">
          <table:table-cell office:value-type="string">
            <text:p>PA0145</text:p>
          </table:table-cell>
          <table:table-cell office:value-type="string">
            <text:p>yahya hassan Algasem</text:p>
          </table:table-cell>
          <table:table-cell office:value-type="string">
            <text:p>1, 2, 3, 4, 5</text:p>
          </table:table-cell>
          <table:table-cell office:value-type="string">
            <text:p>Q1`0.5`ACBED`A</text:p>
          </table:table-cell>
          <table:table-cell office:value-type="float" office:value="0.5">
            <text:p>0.5</text:p>
          </table:table-cell>
          <table:table-cell office:value-type="string">
            <text:p>Q2`0.5`ECABD`A</text:p>
          </table:table-cell>
          <table:table-cell office:value-type="float" office:value="0.5">
            <text:p>0.5</text:p>
          </table:table-cell>
          <table:table-cell office:value-type="string">
            <text:p>Q3`0.5`A</text:p>
          </table:table-cell>
          <table:table-cell office:value-type="float" office:value="0.5">
            <text:p>0.5</text:p>
          </table:table-cell>
          <table:table-cell office:value-type="string">
            <text:p>Q4`0.5`CDEBA`A</text:p>
          </table:table-cell>
          <table:table-cell office:value-type="float" office:value="0.5">
            <text:p>0.5</text:p>
          </table:table-cell>
          <table:table-cell office:value-type="string">
            <text:p>Q5`2`select the word google then insert - links -hyperlink</text:p>
          </table:table-cell>
          <table:table-cell office:value-type="float" office:value="0">
            <text:p>0</text:p>
          </table:table-cell>
          <table:table-cell table:formula="of:=SUMIF([.D5:.M5];  &quot;&gt;0&quot;)" office:value-type="float" office:value="2">
            <text:p>2</text:p>
          </table:table-cell>
        </table:table-row>
        <table:table-row table:style-name="ro11">
          <table:table-cell office:value-type="string">
            <text:p>PA0567</text:p>
          </table:table-cell>
          <table:table-cell office:value-type="string">
            <text:p>almutasimbilla</text:p>
          </table:table-cell>
          <table:table-cell office:value-type="string">
            <text:p>1, 2, 3, 4, 5</text:p>
          </table:table-cell>
          <table:table-cell office:value-type="string">
            <text:p>Q1`0.5`ADEBC`A</text:p>
          </table:table-cell>
          <table:table-cell office:value-type="float" office:value="0.5">
            <text:p>0.5</text:p>
          </table:table-cell>
          <table:table-cell office:value-type="string">
            <text:p>Q2`0.5`CEDAB`A</text:p>
          </table:table-cell>
          <table:table-cell office:value-type="float" office:value="0.5">
            <text:p>0.5</text:p>
          </table:table-cell>
          <table:table-cell office:value-type="string">
            <text:p>Q3`0.5`A</text:p>
          </table:table-cell>
          <table:table-cell office:value-type="float" office:value="0.5">
            <text:p>0.5</text:p>
          </table:table-cell>
          <table:table-cell office:value-type="string">
            <text:p>Q4`0.5`CBEDA`A</text:p>
          </table:table-cell>
          <table:table-cell office:value-type="float" office:value="0.5">
            <text:p>0.5</text:p>
          </table:table-cell>
          <table:table-cell office:value-type="string">
            <text:p>Q5`2`underline the word or sentese you want to make the hyperlink to. then click on hyperlink under insert it will open a box. you will see addrese add the link in the empty space the click on ok.</text:p>
          </table:table-cell>
          <table:table-cell office:value-type="float" office:value="0">
            <text:p>0</text:p>
          </table:table-cell>
          <table:table-cell table:formula="of:=SUMIF([.D6:.M6];  &quot;&gt;0&quot;)" office:value-type="float" office:value="2">
            <text:p>2</text:p>
          </table:table-cell>
        </table:table-row>
      </table:table>
      <table:table table:name="Timer" table:style-name="ta1" table:print="false">
        <table:table-column table:style-name="co2" table:default-cell-style-name="ce14"/>
        <table:table-column table:style-name="co7" table:default-cell-style-name="ce14"/>
        <table:table-column table:style-name="co2" table:number-columns-repeated="6" table:default-cell-style-name="ce14"/>
        <table:table-row table:style-name="ro11">
          <table:table-cell office:value-type="string">
            <text:p>ID</text:p>
          </table:table-cell>
          <table:table-cell office:value-type="string">
            <text:p>Name</text:p>
          </table:table-cell>
          <table:table-cell office:value-type="string">
            <text:p>Q1</text:p>
          </table:table-cell>
          <table:table-cell office:value-type="string">
            <text:p>Q2</text:p>
          </table:table-cell>
          <table:table-cell office:value-type="string">
            <text:p>Q3</text:p>
          </table:table-cell>
          <table:table-cell office:value-type="string">
            <text:p>Q4</text:p>
          </table:table-cell>
          <table:table-cell office:value-type="string">
            <text:p>Q5</text:p>
          </table:table-cell>
          <table:table-cell office:value-type="string">
            <text:p>Total</text:p>
          </table:table-cell>
        </table:table-row>
        <table:table-row table:style-name="ro11">
          <table:table-cell office:value-type="string">
            <text:p>DDD2</text:p>
          </table:table-cell>
          <table:table-cell office:value-type="string">
            <text:p>ffe</text:p>
          </table:table-cell>
          <table:table-cell table:number-columns-repeated="5" office:value-type="string">
            <text:p>00:00</text:p>
          </table:table-cell>
          <table:table-cell office:value-type="string">
            <text:p>00:04</text:p>
          </table:table-cell>
        </table:table-row>
        <table:table-row table:style-name="ro11">
          <table:table-cell office:value-type="string">
            <text:p>OA0422</text:p>
          </table:table-cell>
          <table:table-cell office:value-type="string">
            <text:p>abdualrhman aljdaani</text:p>
          </table:table-cell>
          <table:table-cell table:number-columns-repeated="6" office:value-type="string">
            <text:p>00:00</text:p>
          </table:table-cell>
        </table:table-row>
        <table:table-row table:style-name="ro11">
          <table:table-cell office:value-type="string">
            <text:p>OBB125</text:p>
          </table:table-cell>
          <table:table-cell office:value-type="string">
            <text:p>hassan abdullah magboul</text:p>
          </table:table-cell>
          <table:table-cell table:number-columns-repeated="6" office:value-type="string">
            <text:p>00:00</text:p>
          </table:table-cell>
        </table:table-row>
        <table:table-row table:style-name="ro11">
          <table:table-cell office:value-type="string">
            <text:p>PA0145</text:p>
          </table:table-cell>
          <table:table-cell office:value-type="string">
            <text:p>yahya hassan Algasem</text:p>
          </table:table-cell>
          <table:table-cell table:number-columns-repeated="5" office:value-type="string">
            <text:p>00:00</text:p>
          </table:table-cell>
          <table:table-cell office:value-type="string">
            <text:p>00:01</text:p>
          </table:table-cell>
        </table:table-row>
        <table:table-row table:style-name="ro11">
          <table:table-cell office:value-type="string">
            <text:p>PA0567</text:p>
          </table:table-cell>
          <table:table-cell office:value-type="string">
            <text:p>almutasimbilla</text:p>
          </table:table-cell>
          <table:table-cell table:number-columns-repeated="6" office:value-type="string">
            <text:p>00:00</text:p>
          </table:table-cell>
        </table:table-row>
      </table:table>
      <table:table table:name="test" table:style-name="ta1" table:print="false">
        <table:table-column table:style-name="co2" table:number-columns-repeated="6" table:default-cell-style-name="ce14"/>
        <table:table-row table:style-name="ro11">
          <table:table-cell office:value-type="string">
            <text:p>sami</text:p>
          </table:table-cell>
          <table:table-cell office:value-type="float" office:value="45">
            <text:p>45</text:p>
          </table:table-cell>
          <table:table-cell office:value-type="string">
            <text:p>ahmed</text:p>
          </table:table-cell>
          <table:table-cell office:value-type="string">
            <text:p>ali</text:p>
          </table:table-cell>
          <table:table-cell office:value-type="string">
            <text:p>naser</text:p>
          </table:table-cell>
          <table:table-cell office:value-type="string">
            <text:p>SAmi</text:p>
          </table:table-cell>
        </table:table-row>
        <table:table-row table:style-name="ro11">
          <table:table-cell office:value-type="string">
            <text:p>ali</text:p>
          </table:table-cell>
          <table:table-cell office:value-type="float" office:value="10">
            <text:p>10</text:p>
          </table:table-cell>
          <table:table-cell table:number-columns-repeated="4"/>
        </table:table-row>
        <table:table-row table:style-name="ro11">
          <table:table-cell office:value-type="string">
            <text:p>saleh</text:p>
          </table:table-cell>
          <table:table-cell office:value-type="float" office:value="20">
            <text:p>20</text:p>
          </table:table-cell>
          <table:table-cell table:number-columns-repeated="4"/>
        </table:table-row>
        <table:table-row table:style-name="ro11">
          <table:table-cell office:value-type="string">
            <text:p>kareem</text:p>
          </table:table-cell>
          <table:table-cell office:value-type="float" office:value="55">
            <text:p>55</text:p>
          </table:table-cell>
          <table:table-cell table:number-columns-repeated="4"/>
        </table:table-row>
        <table:table-row table:style-name="ro11">
          <table:table-cell office:value-type="string">
            <text:p>solaiman</text:p>
          </table:table-cell>
          <table:table-cell office:value-type="float" office:value="100">
            <text:p>100</text:p>
          </table:table-cell>
          <table:table-cell table:number-columns-repeated="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1" svg:font-family="Calibri"/>
    <style:font-face style:name="Calibri" svg:font-family="Calibri"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ar" style:country-complex="SA"/>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number:currency-style style:name="N8116" number:language="en" number:country="US">
      <number:currency-symbol number:language="en" number:country="US">$</number:currency-symbol>
      <number:number number:decimal-places="2" number:min-integer-digits="1" number:grouping="true"/>
    </number:currency-style>
    <style:style style:name="Default" style:family="table-cell">
      <style:text-properties style:font-name-asian="Microsoft YaHe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yperlink" style:family="table-cell" style:parent-style-name="Default" style:data-style-name="N0">
      <style:text-properties fo:color="#0563c1" style:text-underline-style="solid" style:text-underline-width="auto" style:text-underline-color="font-color"/>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7-05">07/05/2019</text:date>, <text:time>14:30: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i Alfattani</meta:initial-creator>
    <meta:creation-date>2019-07-05T13:36:42.45</meta:creation-date>
    <dc:date>2019-07-05T14:30:49.57</dc:date>
    <dc:creator>Sami Alfattani</dc:creator>
    <meta:editing-duration>PT7M49S</meta:editing-duration>
    <meta:editing-cycles>4</meta:editing-cycles>
    <meta:generator>OpenOffice/4.1.6$Win32 OpenOffice.org_project/416m1$Build-9790</meta:generator>
    <meta:document-statistic meta:table-count="6" meta:cell-count="244" meta:object-count="0"/>
  </office:meta>
</office:document-meta>
</file>